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1.583cm"/>
    </style:style>
    <style:style style:name="co3" style:family="table-column">
      <style:table-column-properties fo:break-before="auto" style:column-width="36.81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448cm" fo:break-before="auto" style:use-optimal-row-height="false"/>
    </style:style>
    <style:style style:name="ro3" style:family="table-row">
      <style:table-row-properties style:row-height="1.503cm" fo:break-before="auto" style:use-optimal-row-height="fals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568cm" fo:break-before="auto" style:use-optimal-row-height="true"/>
    </style:style>
    <style:style style:name="ro6" style:family="table-row">
      <style:table-row-properties style:row-height="2.369cm" fo:break-before="auto" style:use-optimal-row-height="false"/>
    </style:style>
    <style:style style:name="ro7" style:family="table-row">
      <style:table-row-properties style:row-height="2.556cm" fo:break-before="auto" style:use-optimal-row-height="false"/>
    </style:style>
    <style:style style:name="ro8" style:family="table-row">
      <style:table-row-properties style:row-height="3.106cm" fo:break-before="auto" style:use-optimal-row-height="false"/>
    </style:style>
    <style:style style:name="ro9" style:family="table-row">
      <style:table-row-properties style:row-height="2.251cm" fo:break-before="auto" style:use-optimal-row-height="false"/>
    </style:style>
    <style:style style:name="ro10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en</text:p>
          </table:table-cell>
          <table:table-cell office:value-type="string">
            <text:p>es</text:p>
          </table:table-cell>
        </table:table-row>
        <table:table-row table:style-name="ro1">
          <table:table-cell office:value-type="string" table:number-columns-spanned="1" table:number-rows-spanned="2">
            <text:p>intro_welcome</text:p>
          </table:table-cell>
          <table:table-cell office:value-type="string" table:number-columns-spanned="1" table:number-rows-spanned="2">
            <text:p>&gt;Welcome to the alpha version of Aphid Festival Resort</text:p>
            <text:p>&gt;Press Escape to access Help and Controls information panels!</text:p>
            <text:p>You can check updates at the Itch.io page of the game!</text:p>
            <text:p>&gt;Any feedback is appreciated.</text:p>
          </table:table-cell>
          <table:table-cell office:value-type="string" table:number-columns-spanned="1" table:number-rows-spanned="2">
            <text:p>&gt;Bienvenido a la alfa de Aphid Festival Resort</text:p>
            <text:p>&gt;Presiona Escape para acceder a paneles de informacion sobre Ayuda y Controles! Puedes encontrar actualizaciones en la pagina de Itch.io del juego!</text:p>
            <text:p>&gt;Cualquier feedback es agradecido.</text:p>
          </table:table-cell>
        </table:table-row>
        <table:table-row table:style-name="ro2">
          <table:covered-table-cell office:value-type="string">
            <text:p>welcome_1</text:p>
          </table:covered-table-cell>
          <table:covered-table-cell table:number-columns-repeated="2"/>
        </table:table-row>
        <table:table-row table:style-name="ro3">
          <table:table-cell office:value-type="string">
            <text:p>joy_welcome_0</text:p>
          </table:table-cell>
          <table:table-cell office:value-type="string">
            <text:p>&gt;Hello!(...) You are (name), right? Come on in!(...)</text:p>
            <text:p>I'll give you a quick tour around!</text:p>
          </table:table-cell>
          <table:table-cell office:value-type="string">
            <text:p>&gt;Hola!(...) Tu tienes que ser (name), ¿no? Adelante!(...)</text:p>
            <text:p>Tenemos el complejo preparado para ti. Te dare un paseo!</text:p>
          </table:table-cell>
        </table:table-row>
        <table:table-row table:style-name="ro4">
          <table:table-cell office:value-type="string">
            <text:p>joy_welcome_1</text:p>
          </table:table-cell>
          <table:table-cell office:value-type="string">
            <text:p>&gt;Here it is. The aphid resort!(...)</text:p>
            <text:p>So,(...) what do you think?</text:p>
            <text:p>&gt;Things are shaping up as we grow so please bear with me, [wave amp=25.0 freq=5.0 connected=1]we will get there[/wave].</text:p>
          </table:table-cell>
          <table:table-cell office:value-type="string">
            <text:p>Y aqui esta, el complejo de áfidos!</text:p>
          </table:table-cell>
        </table:table-row>
        <table:table-row table:style-name="ro5">
          <table:table-cell office:value-type="string">
            <text:p>joy_flavor_0</text:p>
          </table:table-cell>
          <table:table-cell office:value-type="string">
            <text:p>&gt;Quite a cozy place, isn’t it (name)?(...)</text:p>
            <text:p>It’s such a joy to work as a keeper for the lil buddies. (...)</text:p>
            <text:p>[wave amp=50.0 freq=5.0 connected=1]They even let me have my own one![/wave]</text:p>
            <text:p>&gt;Her name is Crystal. Isn't she a cutie? </text:p>
            <text:p>&gt;Just wished more bugs came along to visit...(...)</text:p>
            <text:p>Apart from festival times, it gets pretty quiet around here.(...)</text:p>
            <text:p>&gt;Speaking of, I think that is coming pretty soon!(...[0.5])</text:p>
            <text:p>hopefully...</text:p>
          </table:table-cell>
          <table:table-cell office:value-type="string">
            <text:p>&gt;Un lugar agradable, no es así (name)?(...)</text:p>
            <text:p>Me encanta trabajar de cuidadora para los pequeñines.(...)</text:p>
            <text:p>[wave amp=50.0 freq=5.0 connected=1]Incluso me dejan tener el mió propio! [/wave]</text:p>
            <text:p>&gt;Su nombre es Cristal, a que es una ternura!</text:p>
            <text:p>&gt;Solo desearia que más bichos se pasasen por aquí...(...)</text:p>
            <text:p>Aparte de en tiempos de festival, este lugar es bastante silencioso.</text:p>
            <text:p>&gt;Hablando de aquello, creo que esta por llegar!(...[0.5])</text:p>
            <text:p>espero...</text:p>
          </table:table-cell>
        </table:table-row>
        <table:table-row table:style-name="ro6">
          <table:table-cell office:value-type="string">
            <text:p>joy_flavor_1</text:p>
          </table:table-cell>
          <table:table-cell office:value-type="string">
            <text:p>&gt;They are still filling the resort with all sorts of wonders</text:p>
            <text:p>So sorry for all the mess of boxes! They won't let me touch them.</text:p>
            <text:p>&gt;I don't know why either, that moth at the gate told me not to.</text:p>
            <text:p>&gt;When I got nearby one, they just gave me a death stare(...)</text:p>
            <text:p>So I stay away from them ever since...</text:p>
          </table:table-cell>
          <table:table-cell office:value-type="string">
            <text:p>&gt;Todavia estan llenando el complejo con todo tipo de artilugios</text:p>
            <text:p>Asi que lo siento por el monton de cajas! No me dejan tocarlas.</text:p>
            <text:p>&gt;Yo tampoco lo se, aquella polilla en la entrada me dijo que no podia.</text:p>
            <text:p>&gt;Cuando me acerque a una, me devolvio una mirada asesina(...)</text:p>
            <text:p>Desde entonces no me acerco...</text:p>
          </table:table-cell>
        </table:table-row>
        <table:table-row table:style-name="ro6">
          <table:table-cell office:value-type="string">
            <text:p>joy_flavor_2</text:p>
          </table:table-cell>
          <table:table-cell office:value-type="string">
            <text:p>&gt;Aphid breeding has been on the rise more and more recently.</text:p>
            <text:p>Looks like bugs outside the Golden Settlement ask us for some of our own.</text:p>
            <text:p>&gt;Makes me wonder why.</text:p>
            <text:p>&gt;You should be able to help sooner or later, I heard they pay well!</text:p>
          </table:table-cell>
          <table:table-cell office:value-type="string">
            <text:p>&gt;La crianza de afidos ha estado en la alza utlimamente.</text:p>
            <text:p>Parece que bichos fuera del Asentamiento nos piden unos pocos de los nuestros.</text:p>
            <text:p>&gt;Me hace preguntar el porque.</text:p>
            <text:p>&gt;Podras ayudar con eso en algun punto, ¡He escuchado que pagan bien!</text:p>
          </table:table-cell>
        </table:table-row>
        <table:table-row table:style-name="ro6">
          <table:table-cell office:value-type="string">
            <text:p>joy_flavor_3</text:p>
          </table:table-cell>
          <table:table-cell office:value-type="string">
            <text:p>&gt;Remember to treat your Aphids with respect!</text:p>
            <text:p>They need love and care if you want them to grow big and strong.</text:p>
          </table:table-cell>
          <table:table-cell office:value-type="string">
            <text:p>&gt;Recuerda tratar tus Áfidos con amor y cariño!</text:p>
            <text:p>Necesitaran de todo el cuidado del mundo si quieres verlos crecer</text:p>
            <text:p>grandes y fuertes.</text:p>
          </table:table-cell>
        </table:table-row>
        <table:table-row table:style-name="ro6">
          <table:table-cell office:value-type="string">
            <text:p>joy_flavor_4</text:p>
          </table:table-cell>
          <table:table-cell office:value-type="string">
            <text:p>&gt;Did you know how much personality can a single Aphid have?</text:p>
            <text:p>(...)Well now you'll do!</text:p>
            <text:p>&gt;Surely, you have saw each one act different than others?(...)</text:p>
            <text:p>Aphids have all sorts of little unique traits that make them so unique!</text:p>
            <text:p>&gt;I spent so much time just watching them interact with one another...(...)</text:p>
            <text:p>I wonder what they are saying?</text:p>
          </table:table-cell>
          <table:table-cell office:value-type="string">
            <text:p>&gt;¿Sabes cuanta personalidad puede un áfido tener?</text:p>
            <text:p>(...)Bueno, ¡ahora lo sabras!</text:p>
            <text:p>&gt;De seguro, ¿No habras visto como cada uno actua diferente que los otros?(...)</text:p>
            <text:p>¡Los áfidos tienen todo tipo de rasgos que los hacen tan unicos!</text:p>
            <text:p>&gt;Solia verlos por horas como interactuaban el uno al otro...(...)</text:p>
            <text:p>¿Me pregunto de que hablaran?</text:p>
          </table:table-cell>
        </table:table-row>
        <table:table-row table:style-name="ro7">
          <table:table-cell office:value-type="string">
            <text:p>azzy_flavor_0</text:p>
          </table:table-cell>
          <table:table-cell office:value-type="string">
            <text:p>&gt;(name)! Hello, Hello!</text:p>
            <text:p>If you need anything, I have it right here!</text:p>
            <text:p>And if I don't, maybe later. </text:p>
            <text:p>&gt;Except, weapons, they do not allow me to sell you darts</text:p>
            <text:p>Not like you need them anyways!</text:p>
          </table:table-cell>
          <table:table-cell office:value-type="string">
            <text:p>&gt;(name)! Hey, Hey!</text:p>
            <text:p>Si necesitas algo, lo tengo aqui mismo!</text:p>
            <text:p>Y si no... pues puede que luego.</text:p>
            <text:p>&gt;Excepto armas, no me permiten venderte dardos.</text:p>
            <text:p>No es lo que necesites de todos modos!</text:p>
          </table:table-cell>
        </table:table-row>
        <table:table-row table:style-name="ro8">
          <table:table-cell office:value-type="string">
            <text:p>azzy_flavor_1</text:p>
          </table:table-cell>
          <table:table-cell office:value-type="string">
            <text:p>&gt;I heard lots of stories of the guy who owns this resort(...)</text:p>
            <text:p>Apparently he's gone adventuring a tad lot in the past.</text:p>
            <text:p>&gt;Not suprised for how much it costs to upkeep this place</text:p>
            <text:p>It takes the queen's wealth entire worth and much more!</text:p>
            <text:p/>
          </table:table-cell>
          <table:table-cell office:value-type="string">
            <text:p>&gt;He oido muchas historias sobre el tipo que lleva el complejo(...)</text:p>
            <text:p>Aparentemente solía irse de aventura con frecuencia en el pasado.</text:p>
            <text:p>&gt;No me sorprende teniendo en cuenta el costo de mantenimiento de este sitio.</text:p>
            <text:p>Requiere la entera riqueza de la reina misma y mucho más!</text:p>
          </table:table-cell>
        </table:table-row>
        <table:table-row table:style-name="ro9">
          <table:table-cell office:value-type="string">
            <text:p>azzy_flavor_2</text:p>
          </table:table-cell>
          <table:table-cell office:value-type="string">
            <text:p>&gt;I wonder how <text:s/>things are up there with the Wasps?...</text:p>
            <text:p>I left that place [wave amp=25.0 freq=5.0 connected=1]loooong[/wave] ago but I 'ear some stuff recently.</text:p>
            <text:p>&gt;Maybe it was for the best. I enjoy life 'ere in the settlement anyways.</text:p>
            <text:p>Even met my partner thanks to it. So bless Venus and allat.</text:p>
            <text:p>&gt;Oh sorry, there goes me rambling again...(...)</text:p>
            <text:p>What'cha need, (name)?</text:p>
          </table:table-cell>
          <table:table-cell office:value-type="string">
            <text:p>&gt;Me pregunto que estaran haciendo las Avispas en el norte?...</text:p>
            <text:p>Deje ese lugar hace [wave amp=25.0 freq=5.0 connected=1]baaastante[/wave] rato, pero he oido cosas recientemente.</text:p>
            <text:p>&gt;Creo que fue lo mejor. Disfruto la vida aquí en el asentamiento.</text:p>
            <text:p>Incluso conoci a mi pareja aqui. Así que, gracias a Venus y demas charla.</text:p>
            <text:p>&gt;Oops, perdona, se me ha ido el hilo otra vez...(...)</text:p>
            <text:p>¿Que necesitabas, (name)?</text:p>
          </table:table-cell>
        </table:table-row>
        <table:table-row table:style-name="ro10">
          <table:table-cell office:value-type="string">
            <text:p>kut_flavor_0</text:p>
          </table:table-cell>
          <table:table-cell office:value-type="string">
            <text:p>&gt;No one in this town has proved more expert taste than the aphids.</text:p>
            <text:p>The best customers I ever had.</text:p>
            <text:p>&gt;They even gather around to see my craft.</text:p>
            <text:p>Truly an inspiring environment.</text:p>
          </table:table-cell>
          <table:table-cell office:value-type="string">
            <text:p>&gt;Nadie en este pueblo ha provado tener un sentido del gusto tan exquisito como los áfidos.</text:p>
            <text:p>Los mejores clientes que uno puede pedir.</text:p>
            <text:p>&gt;Incluso se reunen para ver mi arte.</text:p>
            <text:p>Un ambiente asi me inspira.</text:p>
          </table:table-cell>
        </table:table-row>
        <table:table-row table:style-name="ro10">
          <table:table-cell office:value-type="string">
            <text:p>kut_flavor_1</text:p>
          </table:table-cell>
          <table:table-cell office:value-type="string">
            <text:p>&gt;Mmpfh...</text:p>
            <text:p>Should I try spice it up(...) or(...) should I make it sickly sweet.</text:p>
            <text:p>&gt;Oh, you're(...), (name)?</text:p>
            <text:p>Did you came to see a culinary master in action?</text:p>
          </table:table-cell>
          <table:table-cell office:value-type="string">
            <text:p>&gt;(char(kut))Mmpfh...</text:p>
            <text:p>¿Deberia intentar añadirle picor(...) o hacerlo amargamente dulce?.</text:p>
            <text:p>&gt;Oh, tu eres(...(0.5)), (name)?</text:p>
            <text:p>¿Has venido a ver a un maestro culinario en acción?</text:p>
          </table:table-cell>
        </table:table-row>
        <table:table-row table:style-name="ro11">
          <table:table-cell office:value-type="string">
            <text:p>kut_flavor_2</text:p>
          </table:table-cell>
          <table:table-cell office:value-type="string">
            <text:p>&gt;...What would I recommend? (...)</text:p>
            <text:p>That is up to your little one.</text:p>
            <text:p>&gt;They all have an unique afinity to a particular flavour.</text:p>
            <text:p>Some more...(...) different than others.</text:p>
            <text:p>&gt;Sour(...), Sweet(...), Salty(...) and Bitter.(...)</text:p>
            <text:p>And all depends on their ingredients you use.</text:p>
          </table:table-cell>
          <table:table-cell office:value-type="string">
            <text:p>&gt;¿Que es lo que recomendaria?(...)</text:p>
            <text:p>Eso lo dicta tu pequeñin.</text:p>
            <text:p>&gt;Todos tiene una afinidad a un sabor particular.</text:p>
            <text:p>Algunos más...(...) diferentes que otros.</text:p>
            <text:p>&gt;Agrio(...), Dulce(...), Salado(...) y Amargo.(...)</text:p>
            <text:p>Y todo depende de los ingredientes que uses.</text:p>
          </table:table-cell>
        </table:table-row>
        <table:table-row table:style-name="ro1">
          <table:table-cell office:value-type="string">
            <text:p>crystal_flavor_0</text:p>
          </table:table-cell>
          <table:table-cell table:number-columns-repeated="2" office:value-type="string">
            <text:p>&gt;Fi</text:p>
          </table:table-cell>
        </table:table-row>
        <table:table-row table:style-name="ro1">
          <table:table-cell office:value-type="string">
            <text:p>crystal_flavor_1</text:p>
          </table:table-cell>
          <table:table-cell table:number-columns-repeated="2" office:value-type="string">
            <text:p>&gt;Fi Fi</text:p>
          </table:table-cell>
        </table:table-row>
        <table:table-row table:style-name="ro1">
          <table:table-cell office:value-type="string">
            <text:p>crystal_flavor_2</text:p>
          </table:table-cell>
          <table:table-cell table:number-columns-repeated="2" office:value-type="string">
            <text:p>&gt;[wave amp=25.0 freq=5.0 connected=1][color='grey']squeak</text:p>
          </table:table-cell>
        </table:table-row>
        <table:table-row table:style-name="ro12">
          <table:table-cell office:value-type="string">
            <text:p>echo_flavor_0</text:p>
          </table:table-cell>
          <table:table-cell office:value-type="string">
            <text:p>&gt;...(...)What do you want?(...)</text:p>
            <text:p>Don't I look busy to you?</text:p>
          </table:table-cell>
          <table:table-cell office:value-type="string">
            <text:p>&gt;...(...)¿Que es lo que buscas?(...)</text:p>
            <text:p>¿No te parezco ocupade?</text:p>
          </table:table-cell>
        </table:table-row>
        <table:table-row table:style-name="ro12">
          <table:table-cell office:value-type="string">
            <text:p>echo_flavor_1</text:p>
          </table:table-cell>
          <table:table-cell office:value-type="string">
            <text:p>&gt;Not in the mood to talk...(...)</text:p>
            <text:p>I'm never in the mood though, so tough luck.</text:p>
          </table:table-cell>
          <table:table-cell office:value-type="string">
            <text:p>&gt;No estoy para hablar...(...)</text:p>
            <text:p>Nunca estoy para nada, así que, suerte.</text:p>
          </table:table-cell>
        </table:table-row>
        <table:table-row table:style-name="ro4">
          <table:table-cell office:value-type="string">
            <text:p>echo_flavor_2</text:p>
          </table:table-cell>
          <table:table-cell office:value-type="string">
            <text:p>&gt;Pfft [font_size=20]Did I really have to join her for this...[/font_size]...(...)</text:p>
            <text:p>Erhm, hello?</text:p>
            <text:p>&gt;Could you mind your own business?</text:p>
          </table:table-cell>
          <table:table-cell office:value-type="string">
            <text:p>&gt;Pfft [font_size=20]De verdad tenia que formar parte de esto por ella...[/font_size]...(...)</text:p>
            <text:p>Huh, ¿hola?</text:p>
            <text:p>&gt;¿Te importa?</text:p>
          </table:table-cell>
        </table:table-row>
        <table:table-row table:style-name="ro1">
          <table:table-cell office:value-type="string">
            <text:p>echo_flavor_3</text:p>
          </table:table-cell>
          <table:table-cell office:value-type="string">
            <text:p>&gt;...(...[1.0]) Get lost.</text:p>
          </table:table-cell>
          <table:table-cell office:value-type="string">
            <text:p>&gt;...(...[1.0]) Pierdete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1">11/01/2025</text:date>, <text:time>18:4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1-11T18:48:20.62</dc:date>
    <dc:creator>Summer </dc:creator>
    <meta:editing-duration>P1DT3H10M57S</meta:editing-duration>
    <meta:editing-cycles>52</meta:editing-cycles>
    <meta:document-statistic meta:table-count="1" meta:cell-count="66" meta:object-count="0"/>
  </office:meta>
</office:document-meta>
</file>